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nday 19 Oct 2025</text:p>
      <text:p text:style-name="P1"/>
      <text:p text:style-name="P1">Charlie Kirk's murder</text:p>
      <text:p text:style-name="P1"/>
      <text:p text:style-name="P1">Its now about six weeks since the Charlie Kirk murder. Prior to his murder I had never heard of him. I may or may not have watched the odd video but I don't recall doing so. I was horrified at the murder, and also horrified at some peoples reaction to the murder. Even as a teenager many decades ago we always said “don't speak ill of the dead”. But that now seems to have gone out of fashion, even in the Christian Church. Maybe I totally misunderstood Charlie Kirk, but I got the impression from him that he was into encouraging dialogue between opposing views. Also in one interview with Charlie Kirk he was asked the question about how he would like to be remembered. He responded by saying he would like to be remembered for having a strong bold Christian fai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19T06:45:09.30</meta:creation-date>
    <meta:document-statistic meta:table-count="0" meta:image-count="0" meta:object-count="0" meta:page-count="1" meta:paragraph-count="3" meta:word-count="149" meta:character-count="807"/>
    <dc:date>2025-10-19T07:00:53.13</dc:date>
    <meta:editing-duration>PT33S</meta:editing-duration>
    <meta:editing-cycles>1</meta:editing-cycles>
    <meta:generator>OpenOffice/4.1.15$Win32 OpenOffice.org_project/4115m2$Build-9813</meta:generator>
  </office:meta>
</office:document-meta>
</file>